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é publique</text:p>
      <text:p text:style-name="Standard"/>
      <text:p text:style-name="Standard">ssh-ed25519 AAAAC3NzaC1lZDI1NTE5AAAAIOxiCHXGPIMUnXeoeOl/MFupZ3dDj900twjPMTtFNgM0 peyragayannick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29T13:52:03.80</meta:creation-date>
    <meta:document-statistic meta:table-count="0" meta:image-count="0" meta:object-count="0" meta:page-count="1" meta:paragraph-count="2" meta:word-count="5" meta:character-count="117"/>
    <dc:date>2022-08-29T13:52:48.48</dc:date>
    <meta:editing-duration>PT48S</meta:editing-duration>
    <meta:editing-cycles>1</meta:editing-cycles>
    <meta:generator>OpenOffice/4.1.8$Win32 OpenOffice.org_project/418m3$Build-9803</meta:generator>
  </office:meta>
</office:document-meta>
</file>